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#T_0/K</text:p>
          </table:table-cell>
          <table:table-cell office:value-type="string" calcext:value-type="string">
            <text:p>T/K</text:p>
          </table:table-cell>
          <table:table-cell office:value-type="string" calcext:value-type="string">
            <text:p>T⁴-T⁴_0</text:p>
          </table:table-cell>
          <table:table-cell office:value-type="string" calcext:value-type="string">
            <text:p>U_W/mV</text:p>
          </table:table-cell>
          <table:table-cell office:value-type="string" calcext:value-type="string">
            <text:p>PHI/F_W</text:p>
          </table:table-cell>
          <table:table-cell office:value-type="string" calcext:value-type="string">
            <text:p>T/K</text:p>
          </table:table-cell>
          <table:table-cell office:value-type="string" calcext:value-type="string">
            <text:p>T⁴-T⁴_0/K⁴</text:p>
          </table:table-cell>
          <table:table-cell office:value-type="string" calcext:value-type="string">
            <text:p>U_S/mV</text:p>
          </table:table-cell>
          <table:table-cell office:value-type="string" calcext:value-type="string">
            <text:p>T/K</text:p>
          </table:table-cell>
          <table:table-cell office:value-type="string" calcext:value-type="string">
            <text:p>T⁴-T⁴_0</text:p>
          </table:table-cell>
          <table:table-cell office:value-type="string" calcext:value-type="string">
            <text:p>U_St/mV</text:p>
          </table:table-cell>
          <table:table-cell office:value-type="string" calcext:value-type="string">
            <text:p>T/K</text:p>
          </table:table-cell>
          <table:table-cell office:value-type="string" calcext:value-type="string">
            <text:p>T⁴-T⁴_0/K⁴</text:p>
          </table:table-cell>
          <table:table-cell office:value-type="string" calcext:value-type="string">
            <text:p>U_pol/mV</text:p>
          </table:table-cell>
          <table:table-cell office:value-type="string" calcext:value-type="string">
            <text:p>DeltaU/mv</text:p>
          </table:table-cell>
          <table:table-cell office:value-type="string" calcext:value-type="string">
            <text:p>D Strahlung</text:p>
          </table:table-cell>
        </table:table-row>
        <table:table-row table:style-name="ro1">
          <table:table-cell office:value-type="float" office:value="295.15" calcext:value-type="float">
            <text:p>295,15</text:p>
          </table:table-cell>
          <table:table-cell table:formula="of:=273.15+49" office:value-type="float" office:value="322.15" calcext:value-type="float">
            <text:p>322,15</text:p>
          </table:table-cell>
          <table:table-cell table:formula="of:=POWER([.B2];4)-POWER([.A2];4)" office:value-type="float" office:value="3181651804.1295" calcext:value-type="float">
            <text:p>3181651804,1295</text:p>
          </table:table-cell>
          <table:table-cell office:value-type="float" office:value="34.34" calcext:value-type="float">
            <text:p>34,34</text:p>
          </table:table-cell>
          <table:table-cell table:formula="of:=[.D2]/(100*29)" office:value-type="float" office:value="0.0118413793103448" calcext:value-type="float">
            <text:p>0,0118413793</text:p>
          </table:table-cell>
          <table:table-cell table:formula="of:=273.15+50" office:value-type="float" office:value="323.15" calcext:value-type="float">
            <text:p>323,15</text:p>
          </table:table-cell>
          <table:table-cell table:formula="of:=POWER([.F2];4)-POWER([.A2];4)" office:value-type="float" office:value="3316007487.618" calcext:value-type="float">
            <text:p>3316007487,618</text:p>
          </table:table-cell>
          <table:table-cell office:value-type="float" office:value="33.8" calcext:value-type="float">
            <text:p>33,8</text:p>
          </table:table-cell>
          <table:table-cell table:formula="of:=273.15+49" office:value-type="float" office:value="322.15" calcext:value-type="float">
            <text:p>322,15</text:p>
          </table:table-cell>
          <table:table-cell table:formula="of:=POWER([.I2];4)-POWER([.A2];4)" office:value-type="float" office:value="3181651804.1295" calcext:value-type="float">
            <text:p>3181651804,1295</text:p>
          </table:table-cell>
          <table:table-cell office:value-type="float" office:value="13.96" calcext:value-type="float">
            <text:p>13,96</text:p>
          </table:table-cell>
          <table:table-cell table:formula="of:=273.15+49" office:value-type="float" office:value="322.15" calcext:value-type="float">
            <text:p>322,15</text:p>
          </table:table-cell>
          <table:table-cell table:formula="of:=POWER([.L2];4)-POWER([.A2];4)" office:value-type="float" office:value="3181651804.1295" calcext:value-type="float">
            <text:p>3181651804,1295</text:p>
          </table:table-cell>
          <table:table-cell office:value-type="float" office:value="6.29" calcext:value-type="float">
            <text:p>6,29</text:p>
          </table:table-cell>
          <table:table-cell table:formula="of:=0.05" office:value-type="float" office:value="0.05" calcext:value-type="float">
            <text:p>0,05</text:p>
          </table:table-cell>
          <table:table-cell table:formula="of:=[.O2]/(10*29)" office:value-type="float" office:value="0.000172413793103448" calcext:value-type="float">
            <text:p>0,0001724138</text:p>
          </table:table-cell>
        </table:table-row>
        <table:table-row table:style-name="ro1">
          <table:table-cell office:value-type="float" office:value="295.15" calcext:value-type="float">
            <text:p>295,15</text:p>
          </table:table-cell>
          <table:table-cell table:formula="of:=273.15+67" office:value-type="float" office:value="340.15" calcext:value-type="float">
            <text:p>340,15</text:p>
          </table:table-cell>
          <table:table-cell table:formula="of:=POWER([.B3];4)-POWER([.A3];4)" office:value-type="float" office:value="5798192208.2325" calcext:value-type="float">
            <text:p>5798192208,2325</text:p>
          </table:table-cell>
          <table:table-cell office:value-type="float" office:value="66.27" calcext:value-type="float">
            <text:p>66,27</text:p>
          </table:table-cell>
          <table:table-cell table:formula="of:=[.D3]/(100*29)" office:value-type="float" office:value="0.022851724137931" calcext:value-type="float">
            <text:p>0,0228517241</text:p>
          </table:table-cell>
          <table:table-cell table:formula="of:=273.15+68" office:value-type="float" office:value="341.15" calcext:value-type="float">
            <text:p>341,15</text:p>
          </table:table-cell>
          <table:table-cell table:formula="of:=POWER([.F3];4)-POWER([.A3];4)" office:value-type="float" office:value="5956311953.781" calcext:value-type="float">
            <text:p>5956311953,781</text:p>
          </table:table-cell>
          <table:table-cell office:value-type="float" office:value="65.2" calcext:value-type="float">
            <text:p>65,2</text:p>
          </table:table-cell>
          <table:table-cell table:formula="of:=273.15+67" office:value-type="float" office:value="340.15" calcext:value-type="float">
            <text:p>340,15</text:p>
          </table:table-cell>
          <table:table-cell table:formula="of:=POWER([.I3];4)-POWER([.A3];4)" office:value-type="float" office:value="5798192208.2325" calcext:value-type="float">
            <text:p>5798192208,2325</text:p>
          </table:table-cell>
          <table:table-cell office:value-type="float" office:value="26.19" calcext:value-type="float">
            <text:p>26,19</text:p>
          </table:table-cell>
          <table:table-cell table:formula="of:=273.15+68" office:value-type="float" office:value="341.15" calcext:value-type="float">
            <text:p>341,15</text:p>
          </table:table-cell>
          <table:table-cell table:formula="of:=POWER([.L3];4)-POWER([.A3];4)" office:value-type="float" office:value="5956311953.781" calcext:value-type="float">
            <text:p>5956311953,781</text:p>
          </table:table-cell>
          <table:table-cell office:value-type="float" office:value="11.92" calcext:value-type="float">
            <text:p>11,92</text:p>
          </table:table-cell>
          <table:table-cell table:formula="of:=0.05" office:value-type="float" office:value="0.05" calcext:value-type="float">
            <text:p>0,05</text:p>
          </table:table-cell>
          <table:table-cell table:formula="of:=[.O3]/(10*29)" office:value-type="float" office:value="0.000172413793103448" calcext:value-type="float">
            <text:p>0,0001724138</text:p>
          </table:table-cell>
        </table:table-row>
        <table:table-row table:style-name="ro1">
          <table:table-cell office:value-type="float" office:value="295.15" calcext:value-type="float">
            <text:p>295,15</text:p>
          </table:table-cell>
          <table:table-cell table:formula="of:=273.15+76" office:value-type="float" office:value="349.15" calcext:value-type="float">
            <text:p>349,15</text:p>
          </table:table-cell>
          <table:table-cell table:formula="of:=POWER([.B4];4)-POWER([.A4];4)" office:value-type="float" office:value="7272239375.889" calcext:value-type="float">
            <text:p>7272239375,889</text:p>
          </table:table-cell>
          <table:table-cell office:value-type="float" office:value="82.16" calcext:value-type="float">
            <text:p>82,16</text:p>
          </table:table-cell>
          <table:table-cell table:formula="of:=[.D4]/(100*29)" office:value-type="float" office:value="0.0283310344827586" calcext:value-type="float">
            <text:p>0,0283310345</text:p>
          </table:table-cell>
          <table:table-cell table:formula="of:=273.15+77" office:value-type="float" office:value="350.15" calcext:value-type="float">
            <text:p>350,15</text:p>
          </table:table-cell>
          <table:table-cell table:formula="of:=POWER([.F4];4)-POWER([.A4];4)" office:value-type="float" office:value="7443225739.8675" calcext:value-type="float">
            <text:p>7443225739,8675</text:p>
          </table:table-cell>
          <table:table-cell office:value-type="float" office:value="81.55" calcext:value-type="float">
            <text:p>81,55</text:p>
          </table:table-cell>
          <table:table-cell table:formula="of:=273.15+75" office:value-type="float" office:value="348.15" calcext:value-type="float">
            <text:p>348,15</text:p>
          </table:table-cell>
          <table:table-cell table:formula="of:=POWER([.I4];4)-POWER([.A4];4)" office:value-type="float" office:value="7102715882.5805" calcext:value-type="float">
            <text:p>7102715882,5805</text:p>
          </table:table-cell>
          <table:table-cell office:value-type="float" office:value="32.08" calcext:value-type="float">
            <text:p>32,08</text:p>
          </table:table-cell>
          <table:table-cell table:formula="of:=273.15+77" office:value-type="float" office:value="350.15" calcext:value-type="float">
            <text:p>350,15</text:p>
          </table:table-cell>
          <table:table-cell table:formula="of:=POWER([.L4];4)-POWER([.A4];4)" office:value-type="float" office:value="7443225739.8675" calcext:value-type="float">
            <text:p>7443225739,8675</text:p>
          </table:table-cell>
          <table:table-cell office:value-type="float" office:value="13.6" calcext:value-type="float">
            <text:p>13,6</text:p>
          </table:table-cell>
          <table:table-cell table:formula="of:=0.05" office:value-type="float" office:value="0.05" calcext:value-type="float">
            <text:p>0,05</text:p>
          </table:table-cell>
          <table:table-cell table:formula="of:=[.O4]/(10*29)" office:value-type="float" office:value="0.000172413793103448" calcext:value-type="float">
            <text:p>0,0001724138</text:p>
          </table:table-cell>
        </table:table-row>
        <table:table-row table:style-name="ro1">
          <table:table-cell office:value-type="float" office:value="295.15" calcext:value-type="float">
            <text:p>295,15</text:p>
          </table:table-cell>
          <table:table-cell table:formula="of:=273.15+88" office:value-type="float" office:value="361.15" calcext:value-type="float">
            <text:p>361,15</text:p>
          </table:table-cell>
          <table:table-cell table:formula="of:=POWER([.B5];4)-POWER([.A5];4)" office:value-type="float" office:value="9423042365.451" calcext:value-type="float">
            <text:p>9423042365,451</text:p>
          </table:table-cell>
          <table:table-cell office:value-type="float" office:value="102.8" calcext:value-type="float">
            <text:p>102,8</text:p>
          </table:table-cell>
          <table:table-cell table:formula="of:=[.D5]/(100*29)" office:value-type="float" office:value="0.035448275862069" calcext:value-type="float">
            <text:p>0,0354482759</text:p>
          </table:table-cell>
          <table:table-cell table:formula="of:=273.15+88" office:value-type="float" office:value="361.15" calcext:value-type="float">
            <text:p>361,15</text:p>
          </table:table-cell>
          <table:table-cell table:formula="of:=POWER([.F5];4)-POWER([.A5];4)" office:value-type="float" office:value="9423042365.451" calcext:value-type="float">
            <text:p>9423042365,451</text:p>
          </table:table-cell>
          <table:table-cell office:value-type="float" office:value="102.37" calcext:value-type="float">
            <text:p>102,37</text:p>
          </table:table-cell>
          <table:table-cell table:formula="of:=273.15+86" office:value-type="float" office:value="359.15" calcext:value-type="float">
            <text:p>359,15</text:p>
          </table:table-cell>
          <table:table-cell table:formula="of:=POWER([.I5];4)-POWER([.A5];4)" office:value-type="float" office:value="9049324729.824" calcext:value-type="float">
            <text:p>9049324729,824</text:p>
          </table:table-cell>
          <table:table-cell office:value-type="float" office:value="40.45" calcext:value-type="float">
            <text:p>40,45</text:p>
          </table:table-cell>
          <table:table-cell table:formula="of:=273.15+88" office:value-type="float" office:value="361.15" calcext:value-type="float">
            <text:p>361,15</text:p>
          </table:table-cell>
          <table:table-cell table:formula="of:=POWER([.L5];4)-POWER([.A5];4)" office:value-type="float" office:value="9423042365.451" calcext:value-type="float">
            <text:p>9423042365,451</text:p>
          </table:table-cell>
          <table:table-cell office:value-type="float" office:value="16.4" calcext:value-type="float">
            <text:p>16,4</text:p>
          </table:table-cell>
          <table:table-cell table:formula="of:=0.05" office:value-type="float" office:value="0.05" calcext:value-type="float">
            <text:p>0,05</text:p>
          </table:table-cell>
          <table:table-cell table:formula="of:=[.O5]/(10*29)" office:value-type="float" office:value="0.000172413793103448" calcext:value-type="float">
            <text:p>0,0001724138</text:p>
          </table:table-cell>
        </table:table-row>
        <table:table-row table:style-name="ro1">
          <table:table-cell office:value-type="float" office:value="295.15" calcext:value-type="float">
            <text:p>295,15</text:p>
          </table:table-cell>
          <table:table-cell table:formula="of:=273.15+82" office:value-type="float" office:value="355.15" calcext:value-type="float">
            <text:p>355,15</text:p>
          </table:table-cell>
          <table:table-cell table:formula="of:=POWER([.B6];4)-POWER([.A6];4)" office:value-type="float" office:value="8320395165.81" calcext:value-type="float">
            <text:p>8320395165,81</text:p>
          </table:table-cell>
          <table:table-cell office:value-type="float" office:value="92.34" calcext:value-type="float">
            <text:p>92,34</text:p>
          </table:table-cell>
          <table:table-cell table:formula="of:=[.D6]/(100*29)" office:value-type="float" office:value="0.0318413793103448" calcext:value-type="float">
            <text:p>0,0318413793</text:p>
          </table:table-cell>
          <table:table-cell table:formula="of:=273.15+83" office:value-type="float" office:value="356.15" calcext:value-type="float">
            <text:p>356,15</text:p>
          </table:table-cell>
          <table:table-cell table:formula="of:=POWER([.F6];4)-POWER([.A6];4)" office:value-type="float" office:value="8500335817.4085" calcext:value-type="float">
            <text:p>8500335817,4085</text:p>
          </table:table-cell>
          <table:table-cell office:value-type="float" office:value="92.76" calcext:value-type="float">
            <text:p>92,76</text:p>
          </table:table-cell>
          <table:table-cell table:formula="of:=273.15+81" office:value-type="float" office:value="354.15" calcext:value-type="float">
            <text:p>354,15</text:p>
          </table:table-cell>
          <table:table-cell table:formula="of:=POWER([.I6];4)-POWER([.A6];4)" office:value-type="float" office:value="8141968094.4815" calcext:value-type="float">
            <text:p>8141968094,4815</text:p>
          </table:table-cell>
          <table:table-cell office:value-type="float" office:value="36.01" calcext:value-type="float">
            <text:p>36,01</text:p>
          </table:table-cell>
          <table:table-cell table:formula="of:=273.15+83" office:value-type="float" office:value="356.15" calcext:value-type="float">
            <text:p>356,15</text:p>
          </table:table-cell>
          <table:table-cell table:formula="of:=POWER([.L6];4)-POWER([.A6];4)" office:value-type="float" office:value="8500335817.4085" calcext:value-type="float">
            <text:p>8500335817,4085</text:p>
          </table:table-cell>
          <table:table-cell office:value-type="float" office:value="14.08" calcext:value-type="float">
            <text:p>14,08</text:p>
          </table:table-cell>
          <table:table-cell table:formula="of:=0.05" office:value-type="float" office:value="0.05" calcext:value-type="float">
            <text:p>0,05</text:p>
          </table:table-cell>
          <table:table-cell table:formula="of:=[.O6]/(10*29)" office:value-type="float" office:value="0.000172413793103448" calcext:value-type="float">
            <text:p>0,0001724138</text:p>
          </table:table-cell>
        </table:table-row>
        <table:table-row table:style-name="ro1">
          <table:table-cell office:value-type="float" office:value="295.15" calcext:value-type="float">
            <text:p>295,15</text:p>
          </table:table-cell>
          <table:table-cell table:formula="of:=273.15+51" office:value-type="float" office:value="324.15" calcext:value-type="float">
            <text:p>324,15</text:p>
          </table:table-cell>
          <table:table-cell table:formula="of:=POWER([.B7];4)-POWER([.A7];4)" office:value-type="float" office:value="3451616284.1765" calcext:value-type="float">
            <text:p>3451616284,1765</text:p>
          </table:table-cell>
          <table:table-cell office:value-type="float" office:value="39.38" calcext:value-type="float">
            <text:p>39,38</text:p>
          </table:table-cell>
          <table:table-cell table:formula="of:=[.D7]/(100*29)" office:value-type="float" office:value="0.0135793103448276" calcext:value-type="float">
            <text:p>0,0135793103</text:p>
          </table:table-cell>
          <table:table-cell table:formula="of:=273.15+52" office:value-type="float" office:value="325.15" calcext:value-type="float">
            <text:p>325,15</text:p>
          </table:table-cell>
          <table:table-cell table:formula="of:=POWER([.F7];4)-POWER([.A7];4)" office:value-type="float" office:value="3588485961.405" calcext:value-type="float">
            <text:p>3588485961,405</text:p>
          </table:table-cell>
          <table:table-cell office:value-type="float" office:value="38.3" calcext:value-type="float">
            <text:p>38,3</text:p>
          </table:table-cell>
          <table:table-cell table:formula="of:=273.15+51" office:value-type="float" office:value="324.15" calcext:value-type="float">
            <text:p>324,15</text:p>
          </table:table-cell>
          <table:table-cell table:formula="of:=POWER([.I7];4)-POWER([.A7];4)" office:value-type="float" office:value="3451616284.1765" calcext:value-type="float">
            <text:p>3451616284,1765</text:p>
          </table:table-cell>
          <table:table-cell office:value-type="float" office:value="15.83" calcext:value-type="float">
            <text:p>15,83</text:p>
          </table:table-cell>
          <table:table-cell table:formula="of:=273.15+51" office:value-type="float" office:value="324.15" calcext:value-type="float">
            <text:p>324,15</text:p>
          </table:table-cell>
          <table:table-cell table:formula="of:=POWER([.L7];4)-POWER([.A7];4)" office:value-type="float" office:value="3451616284.1765" calcext:value-type="float">
            <text:p>3451616284,1765</text:p>
          </table:table-cell>
          <table:table-cell office:value-type="float" office:value="8.02" calcext:value-type="float">
            <text:p>8,02</text:p>
          </table:table-cell>
          <table:table-cell table:formula="of:=0.05" office:value-type="float" office:value="0.05" calcext:value-type="float">
            <text:p>0,05</text:p>
          </table:table-cell>
          <table:table-cell table:formula="of:=[.O7]/(10*29)" office:value-type="float" office:value="0.000172413793103448" calcext:value-type="float">
            <text:p>0,0001724138</text:p>
          </table:table-cell>
        </table:table-row>
        <table:table-row table:style-name="ro1">
          <table:table-cell office:value-type="float" office:value="295.15" calcext:value-type="float">
            <text:p>295,15</text:p>
          </table:table-cell>
          <table:table-cell table:formula="of:=273.15+45" office:value-type="float" office:value="318.15" calcext:value-type="float">
            <text:p>318,15</text:p>
          </table:table-cell>
          <table:table-cell table:formula="of:=POWER([.B8];4)-POWER([.A8];4)" office:value-type="float" office:value="2656605688.8755" calcext:value-type="float">
            <text:p>2656605688,8755</text:p>
          </table:table-cell>
          <table:table-cell office:value-type="float" office:value="30.81" calcext:value-type="float">
            <text:p>30,81</text:p>
          </table:table-cell>
          <table:table-cell table:formula="of:=[.D8]/(100*29)" office:value-type="float" office:value="0.0106241379310345" calcext:value-type="float">
            <text:p>0,0106241379</text:p>
          </table:table-cell>
          <table:table-cell table:formula="of:=273.15+46" office:value-type="float" office:value="319.15" calcext:value-type="float">
            <text:p>319,15</text:p>
          </table:table-cell>
          <table:table-cell table:formula="of:=POWER([.F8];4)-POWER([.A8];4)" office:value-type="float" office:value="2786026116.084" calcext:value-type="float">
            <text:p>2786026116,084</text:p>
          </table:table-cell>
          <table:table-cell office:value-type="float" office:value="30.29" calcext:value-type="float">
            <text:p>30,29</text:p>
          </table:table-cell>
          <table:table-cell table:formula="of:=273.15+12.94" office:value-type="float" office:value="286.09" calcext:value-type="float">
            <text:p>286,09</text:p>
          </table:table-cell>
          <table:table-cell table:formula="of:=POWER([.I8];4)-POWER([.A8];4)" office:value-type="float" office:value="-889754494.078364" calcext:value-type="float">
            <text:p>-889754494,078364</text:p>
          </table:table-cell>
          <table:table-cell office:value-type="float" office:value="12.94" calcext:value-type="float">
            <text:p>12,94</text:p>
          </table:table-cell>
          <table:table-cell table:formula="of:=273.15+45" office:value-type="float" office:value="318.15" calcext:value-type="float">
            <text:p>318,15</text:p>
          </table:table-cell>
          <table:table-cell table:formula="of:=POWER([.L8];4)-POWER([.A8];4)" office:value-type="float" office:value="2656605688.8755" calcext:value-type="float">
            <text:p>2656605688,8755</text:p>
          </table:table-cell>
          <table:table-cell office:value-type="float" office:value="6.27" calcext:value-type="float">
            <text:p>6,27</text:p>
          </table:table-cell>
          <table:table-cell table:formula="of:=0.05" office:value-type="float" office:value="0.05" calcext:value-type="float">
            <text:p>0,05</text:p>
          </table:table-cell>
          <table:table-cell table:formula="of:=[.O8]/(10*29)" office:value-type="float" office:value="0.000172413793103448" calcext:value-type="float">
            <text:p>0,0001724138</text:p>
          </table:table-cell>
        </table:table-row>
        <table:table-row table:style-name="ro1">
          <table:table-cell office:value-type="float" office:value="295.15" calcext:value-type="float">
            <text:p>295,15</text:p>
          </table:table-cell>
          <table:table-cell table:formula="of:=273.15+39" office:value-type="float" office:value="312.15" calcext:value-type="float">
            <text:p>312,15</text:p>
          </table:table-cell>
          <table:table-cell table:formula="of:=POWER([.B9];4)-POWER([.A9];4)" office:value-type="float" office:value="1905324476.0945" calcext:value-type="float">
            <text:p>1905324476,0945</text:p>
          </table:table-cell>
          <table:table-cell office:value-type="float" office:value="22.76" calcext:value-type="float">
            <text:p>22,76</text:p>
          </table:table-cell>
          <table:table-cell table:formula="of:=[.D9]/(100*29)" office:value-type="float" office:value="0.00784827586206897" calcext:value-type="float">
            <text:p>0,0078482759</text:p>
          </table:table-cell>
          <table:table-cell table:formula="of:=273.15+40" office:value-type="float" office:value="313.15" calcext:value-type="float">
            <text:p>313,15</text:p>
          </table:table-cell>
          <table:table-cell table:formula="of:=POWER([.F9];4)-POWER([.A9];4)" office:value-type="float" office:value="2027570966.883" calcext:value-type="float">
            <text:p>2027570966,883</text:p>
          </table:table-cell>
          <table:table-cell office:value-type="float" office:value="22.86" calcext:value-type="float">
            <text:p>22,86</text:p>
          </table:table-cell>
          <table:table-cell table:formula="of:=273.15+39" office:value-type="float" office:value="312.15" calcext:value-type="float">
            <text:p>312,15</text:p>
          </table:table-cell>
          <table:table-cell table:formula="of:=POWER([.I9];4)-POWER([.A9];4)" office:value-type="float" office:value="1905324476.0945" calcext:value-type="float">
            <text:p>1905324476,0945</text:p>
          </table:table-cell>
          <table:table-cell office:value-type="float" office:value="9.7" calcext:value-type="float">
            <text:p>9,7</text:p>
          </table:table-cell>
          <table:table-cell table:formula="of:=273.15+40" office:value-type="float" office:value="313.15" calcext:value-type="float">
            <text:p>313,15</text:p>
          </table:table-cell>
          <table:table-cell table:formula="of:=POWER([.L9];4)-POWER([.A9];4)" office:value-type="float" office:value="2027570966.883" calcext:value-type="float">
            <text:p>2027570966,883</text:p>
          </table:table-cell>
          <table:table-cell office:value-type="float" office:value="2.06" calcext:value-type="float">
            <text:p>2,06</text:p>
          </table:table-cell>
          <table:table-cell table:formula="of:=0.05" office:value-type="float" office:value="0.05" calcext:value-type="float">
            <text:p>0,05</text:p>
          </table:table-cell>
          <table:table-cell table:formula="of:=[.O9]/(10*29)" office:value-type="float" office:value="0.000172413793103448" calcext:value-type="float">
            <text:p>0,0001724138</text:p>
          </table:table-cell>
        </table:table-row>
        <table:table-row table:style-name="ro1">
          <table:table-cell office:value-type="float" office:value="295.15" calcext:value-type="float">
            <text:p>295,15</text:p>
          </table:table-cell>
          <table:table-cell table:formula="of:=273.15+36" office:value-type="float" office:value="309.15" calcext:value-type="float">
            <text:p>309,15</text:p>
          </table:table-cell>
          <table:table-cell table:formula="of:=POWER([.B10];4)-POWER([.A10];4)" office:value-type="float" office:value="1545570630.149" calcext:value-type="float">
            <text:p>1545570630,149</text:p>
          </table:table-cell>
          <table:table-cell office:value-type="float" office:value="17.98" calcext:value-type="float">
            <text:p>17,98</text:p>
          </table:table-cell>
          <table:table-cell table:formula="of:=[.D10]/(100*29)" office:value-type="float" office:value="0.0062" calcext:value-type="float">
            <text:p>0,0062</text:p>
          </table:table-cell>
          <table:table-cell table:formula="of:=273.15+36" office:value-type="float" office:value="309.15" calcext:value-type="float">
            <text:p>309,15</text:p>
          </table:table-cell>
          <table:table-cell table:formula="of:=POWER([.F10];4)-POWER([.A10];4)" office:value-type="float" office:value="1545570630.149" calcext:value-type="float">
            <text:p>1545570630,149</text:p>
          </table:table-cell>
          <table:table-cell office:value-type="float" office:value="17.39" calcext:value-type="float">
            <text:p>17,39</text:p>
          </table:table-cell>
          <table:table-cell table:formula="of:=273.15+36" office:value-type="float" office:value="309.15" calcext:value-type="float">
            <text:p>309,15</text:p>
          </table:table-cell>
          <table:table-cell table:formula="of:=POWER([.I10];4)-POWER([.A10];4)" office:value-type="float" office:value="1545570630.149" calcext:value-type="float">
            <text:p>1545570630,149</text:p>
          </table:table-cell>
          <table:table-cell office:value-type="float" office:value="7.92" calcext:value-type="float">
            <text:p>7,92</text:p>
          </table:table-cell>
          <table:table-cell table:formula="of:=273.15+36" office:value-type="float" office:value="309.15" calcext:value-type="float">
            <text:p>309,15</text:p>
          </table:table-cell>
          <table:table-cell table:formula="of:=POWER([.L10];4)-POWER([.A10];4)" office:value-type="float" office:value="1545570630.149" calcext:value-type="float">
            <text:p>1545570630,149</text:p>
          </table:table-cell>
          <table:table-cell office:value-type="float" office:value="4.48" calcext:value-type="float">
            <text:p>4,48</text:p>
          </table:table-cell>
          <table:table-cell table:formula="of:=0.05" office:value-type="float" office:value="0.05" calcext:value-type="float">
            <text:p>0,05</text:p>
          </table:table-cell>
          <table:table-cell table:formula="of:=[.O10]/(10*29)" office:value-type="float" office:value="0.000172413793103448" calcext:value-type="float">
            <text:p>0,0001724138</text:p>
          </table:table-cell>
        </table:table-row>
        <table:table-row table:style-name="ro1">
          <table:table-cell office:value-type="float" office:value="295.15" calcext:value-type="float">
            <text:p>295,15</text:p>
          </table:table-cell>
          <table:table-cell table:formula="of:=273.15+32" office:value-type="float" office:value="305.15" calcext:value-type="float">
            <text:p>305,15</text:p>
          </table:table-cell>
          <table:table-cell table:formula="of:=POWER([.B11];4)-POWER([.A11];4)" office:value-type="float" office:value="1081920960.135" calcext:value-type="float">
            <text:p>1081920960,135</text:p>
          </table:table-cell>
          <table:table-cell office:value-type="float" office:value="13.36" calcext:value-type="float">
            <text:p>13,36</text:p>
          </table:table-cell>
          <table:table-cell table:formula="of:=[.D11]/(100*29)" office:value-type="float" office:value="0.00460689655172414" calcext:value-type="float">
            <text:p>0,0046068966</text:p>
          </table:table-cell>
          <table:table-cell table:formula="of:=273.15+32" office:value-type="float" office:value="305.15" calcext:value-type="float">
            <text:p>305,15</text:p>
          </table:table-cell>
          <table:table-cell table:formula="of:=POWER([.F11];4)-POWER([.A11];4)" office:value-type="float" office:value="1081920960.135" calcext:value-type="float">
            <text:p>1081920960,135</text:p>
          </table:table-cell>
          <table:table-cell office:value-type="float" office:value="13.19" calcext:value-type="float">
            <text:p>13,19</text:p>
          </table:table-cell>
          <table:table-cell table:formula="of:=273.15+32" office:value-type="float" office:value="305.15" calcext:value-type="float">
            <text:p>305,15</text:p>
          </table:table-cell>
          <table:table-cell table:formula="of:=POWER([.I11];4)-POWER([.A11];4)" office:value-type="float" office:value="1081920960.135" calcext:value-type="float">
            <text:p>1081920960,135</text:p>
          </table:table-cell>
          <table:table-cell office:value-type="float" office:value="6.68" calcext:value-type="float">
            <text:p>6,68</text:p>
          </table:table-cell>
          <table:table-cell table:formula="of:=273.15+32" office:value-type="float" office:value="305.15" calcext:value-type="float">
            <text:p>305,15</text:p>
          </table:table-cell>
          <table:table-cell table:formula="of:=POWER([.L11];4)-POWER([.A11];4)" office:value-type="float" office:value="1081920960.135" calcext:value-type="float">
            <text:p>1081920960,135</text:p>
          </table:table-cell>
          <table:table-cell office:value-type="float" office:value="3.83" calcext:value-type="float">
            <text:p>3,83</text:p>
          </table:table-cell>
          <table:table-cell table:formula="of:=0.05" office:value-type="float" office:value="0.05" calcext:value-type="float">
            <text:p>0,05</text:p>
          </table:table-cell>
          <table:table-cell table:formula="of:=[.O11]/(10*29)" office:value-type="float" office:value="0.000172413793103448" calcext:value-type="float">
            <text:p>0,0001724138</text:p>
          </table:table-cell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number-columns-repeated="9"/>
          <table:table-cell office:value-type="string" calcext:value-type="string">
            <text:p>Phi stumpf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K2]/(29*100)" office:value-type="float" office:value="0.00481379310344828" calcext:value-type="float">
            <text:p>0,0048137931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K3]/(29*100)" office:value-type="float" office:value="0.00903103448275862" calcext:value-type="float">
            <text:p>0,0090310345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K4]/(29*100)" office:value-type="float" office:value="0.0110620689655172" calcext:value-type="float">
            <text:p>0,011062069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K5]/(29*100)" office:value-type="float" office:value="0.013948275862069" calcext:value-type="float">
            <text:p>0,0139482759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K6]/(29*100)" office:value-type="float" office:value="0.0124172413793103" calcext:value-type="float">
            <text:p>0,0124172414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K7]/(29*100)" office:value-type="float" office:value="0.00545862068965517" calcext:value-type="float">
            <text:p>0,0054586207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K8]/(29*100)" office:value-type="float" office:value="0.00446206896551724" calcext:value-type="float">
            <text:p>0,004462069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K9]/(29*100)" office:value-type="float" office:value="0.0033448275862069" calcext:value-type="float">
            <text:p>0,0033448276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K10]/(29*100)" office:value-type="float" office:value="0.00273103448275862" calcext:value-type="float">
            <text:p>0,0027310345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K11]/(29*100)" office:value-type="float" office:value="0.00230344827586207" calcext:value-type="float">
            <text:p>0,002303448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.00.0000</text:date>, <text:time style:data-style-name="N2" text:time-value="21:46:48.2378479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7:10:41.069607449</meta:creation-date>
    <dc:date>2016-03-10T22:55:41.795564938</dc:date>
    <meta:editing-duration>PT32M48S</meta:editing-duration>
    <meta:editing-cycles>3</meta:editing-cycles>
    <meta:generator>LibreOffice/5.1.0.3$Linux_X86_64 LibreOffice_project/10m0$Build-3</meta:generator>
    <meta:document-statistic meta:table-count="1" meta:cell-count="187" meta:object-count="0"/>
  </office:meta>
</office:document-meta>
</file>